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e6aa5" officeooo:paragraph-rsid="001e6aa5" style:font-weight-asian="normal" style:font-weight-complex="normal"/>
    </style:style>
    <style:style style:name="P2" style:family="paragraph" style:parent-style-name="Standard">
      <style:text-properties fo:font-style="italic" style:text-underline-style="none" fo:font-weight="bold" officeooo:rsid="001e6aa5" officeooo:paragraph-rsid="001e6aa5" style:font-style-asian="italic" style:font-weight-asian="bold" style:font-style-complex="italic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officeooo:rsid="001f59a3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e6aa5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f59a3" style:font-weight-asian="bold" style:font-weight-complex="bold"/>
    </style:style>
    <style:style style:name="T4" style:family="text">
      <style:text-properties officeooo:rsid="001f59a3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tab/><text:tab/><text:span text:style-name="T3">API NO.2</text:span><text:span text:style-name="T2">BUSINESS MANAGER SWAPPING</text:span></text:p>
      <text:p text:style-name="Standard"/>
      <text:p text:style-name="Standard"/>
      <text:p text:style-name="P2">Description:</text:p>
      <text:p text:style-name="P1"/>
      <text:p text:style-name="P1">* When partner/customer's salesperson gets swap from one salesperson to another then salesperson should also get swapped on BMXPIN</text:p>
      <text:p text:style-name="P1">* Example:</text:p>
      <text:p text:style-name="P1">In odoo application</text:p>
      <text:p text:style-name="P1">Partner name: TATA</text:p>
      <text:p text:style-name="P1">Old saleperson : Nikunj Soni</text:p>
      <text:p text:style-name="P1">New Salesperson: Lester Dsouza</text:p>
      <text:p text:style-name="P1"/>
      <text:p text:style-name="P1">In BMXPIN</text:p>
      <text:p text:style-name="P1">Partner name: TATA</text:p>
      <text:p text:style-name="P1">Old saleperson : Nikunj Soni</text:p>
      <text:p text:style-name="P1">New Salesperson: Lester Dsouza</text:p>
      <text:p text:style-name="P1"/>
      <text:p text:style-name="P1">API make sure that salesperson of partner are sync on both application &amp; its unidirectional proces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Flowchart</text:p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0" draw:style-name="gr1" draw:text-style-name="P3" svg:width="8.071cm" svg:height="3.44cm" svg:x="3.288cm" svg:y="0.09cm"><text:p text:style-name="P3">Account user removes old salesperson from</text:p><text:p text:style-name="P3">Partner and assign new salesperson in odoo</text:p></draw:rect></text:p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2" draw:style-name="gr2" svg:width="0.821cm" svg:height="3.229cm" svg:x="7.019cm" svg:y="0.6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" draw:style-name="gr1" draw:text-style-name="P3" svg:width="7.806cm" svg:height="3.123cm" svg:x="3.341cm" svg:y="3.836cm"><text:p text:style-name="P3">Salesperson gets updated on BMXPIN</text:p><text:p text:style-name="P3">With respect to Odoo id of partner/customer</text:p></draw:rect></text:p>
      <text:p text:style-name="P1"/>
      <text:p text:style-name="P1"/>
      <text:p text:style-name="P1"><text:tab/><text:tab/><text:tab/><text:tab/><text:tab/><text:tab/><text:tab/>Email sent to old BM and New BM </text:p>
      <text:p text:style-name="P1"><text:tab/><text:tab/><text:tab/><text:tab/><text:tab/><text:tab/><text:tab/>&amp; logs maintained in odoo as well as BMXP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7:36:56.941214378</meta:creation-date>
    <dc:date>2016-03-17T17:48:02.716219481</dc:date>
    <meta:editing-duration>PT11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16" meta:word-count="89" meta:character-count="564" meta:non-whitespace-character-count="474"/>
  </office:meta>
</office:document-meta>
</file>